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9612" officeooo:paragraph-rsid="001d9612"/>
    </style:style>
    <style:style style:name="P2" style:family="paragraph" style:parent-style-name="Standard">
      <style:text-properties officeooo:rsid="001d9612" officeooo:paragraph-rsid="002568a1"/>
    </style:style>
    <style:style style:name="P3" style:family="paragraph" style:parent-style-name="Standard">
      <style:text-properties officeooo:rsid="001d9612" officeooo:paragraph-rsid="001e1161"/>
    </style:style>
    <style:style style:name="P4" style:family="paragraph" style:parent-style-name="Standard">
      <style:text-properties officeooo:rsid="001d9612" officeooo:paragraph-rsid="00365593"/>
    </style:style>
    <style:style style:name="P5" style:family="paragraph" style:parent-style-name="Standard">
      <style:text-properties officeooo:rsid="001d9612" officeooo:paragraph-rsid="00376b71"/>
    </style:style>
    <style:style style:name="P6" style:family="paragraph" style:parent-style-name="Standard">
      <style:text-properties officeooo:rsid="001d9612" officeooo:paragraph-rsid="0038c5fd"/>
    </style:style>
    <style:style style:name="P7" style:family="paragraph" style:parent-style-name="Standard">
      <style:text-properties officeooo:rsid="001d9612" officeooo:paragraph-rsid="003a479d"/>
    </style:style>
    <style:style style:name="P8" style:family="paragraph" style:parent-style-name="Standard">
      <style:text-properties officeooo:rsid="001d9612" officeooo:paragraph-rsid="003c69cb"/>
    </style:style>
    <style:style style:name="P9" style:family="paragraph" style:parent-style-name="Standard">
      <style:text-properties officeooo:rsid="001d9612" officeooo:paragraph-rsid="00416e0f"/>
    </style:style>
    <style:style style:name="P10" style:family="paragraph" style:parent-style-name="Standard">
      <style:text-properties officeooo:rsid="001d9612" officeooo:paragraph-rsid="0044d399"/>
    </style:style>
    <style:style style:name="P11" style:family="paragraph" style:parent-style-name="Standard">
      <style:text-properties officeooo:rsid="001d9612" officeooo:paragraph-rsid="0065b002"/>
    </style:style>
    <style:style style:name="P12" style:family="paragraph" style:parent-style-name="Standard">
      <style:text-properties officeooo:rsid="001d9612" officeooo:paragraph-rsid="007002c3"/>
    </style:style>
    <style:style style:name="P13" style:family="paragraph" style:parent-style-name="Standard">
      <style:text-properties officeooo:rsid="001e1161" officeooo:paragraph-rsid="001e1161"/>
    </style:style>
    <style:style style:name="P14" style:family="paragraph" style:parent-style-name="Standard">
      <style:text-properties officeooo:rsid="001e1161" officeooo:paragraph-rsid="00365593"/>
    </style:style>
    <style:style style:name="P15" style:family="paragraph" style:parent-style-name="Standard">
      <style:text-properties officeooo:rsid="001e1161" officeooo:paragraph-rsid="003d5fcd"/>
    </style:style>
    <style:style style:name="P16" style:family="paragraph" style:parent-style-name="Standard">
      <style:text-properties officeooo:rsid="001e1161" officeooo:paragraph-rsid="003dd58c"/>
    </style:style>
    <style:style style:name="P17" style:family="paragraph" style:parent-style-name="Standard">
      <style:text-properties officeooo:rsid="001e1161" officeooo:paragraph-rsid="00436d01"/>
    </style:style>
    <style:style style:name="P18" style:family="paragraph" style:parent-style-name="Standard">
      <style:text-properties officeooo:rsid="004ec27b" officeooo:paragraph-rsid="001d9612"/>
    </style:style>
    <style:style style:name="P19" style:family="paragraph" style:parent-style-name="Standard">
      <style:text-properties officeooo:rsid="004f0f73" officeooo:paragraph-rsid="004f0f73"/>
    </style:style>
    <style:style style:name="P20" style:family="paragraph" style:parent-style-name="Standard">
      <style:text-properties officeooo:rsid="004f0f73" officeooo:paragraph-rsid="0065b002"/>
    </style:style>
    <style:style style:name="P21" style:family="paragraph" style:parent-style-name="Standard">
      <style:text-properties officeooo:rsid="004f0f73" officeooo:paragraph-rsid="00707247"/>
    </style:style>
    <style:style style:name="P22" style:family="paragraph" style:parent-style-name="Standard">
      <style:text-properties officeooo:rsid="00502d70" officeooo:paragraph-rsid="00502d70"/>
    </style:style>
    <style:style style:name="P23" style:family="paragraph" style:parent-style-name="Standard">
      <style:text-properties officeooo:rsid="0054a2d0" officeooo:paragraph-rsid="0054a2d0"/>
    </style:style>
    <style:style style:name="P24" style:family="paragraph" style:parent-style-name="Standard">
      <style:text-properties officeooo:rsid="006473f7" officeooo:paragraph-rsid="0064eef5"/>
    </style:style>
    <style:style style:name="P25" style:family="paragraph" style:parent-style-name="Standard">
      <style:text-properties officeooo:rsid="007002c3" officeooo:paragraph-rsid="007002c3"/>
    </style:style>
    <style:style style:name="P26" style:family="paragraph" style:parent-style-name="Standard">
      <style:text-properties officeooo:rsid="0031af78" officeooo:paragraph-rsid="0044d399"/>
    </style:style>
    <style:style style:name="P27" style:family="paragraph" style:parent-style-name="Standard">
      <style:text-properties officeooo:rsid="00724e03" officeooo:paragraph-rsid="00724e03"/>
    </style:style>
    <style:style style:name="T1" style:family="text">
      <style:text-properties officeooo:rsid="001d9612"/>
    </style:style>
    <style:style style:name="T2" style:family="text">
      <style:text-properties officeooo:rsid="001f6b21"/>
    </style:style>
    <style:style style:name="T3" style:family="text">
      <style:text-properties officeooo:rsid="004ec27b"/>
    </style:style>
    <style:style style:name="T4" style:family="text">
      <style:text-properties officeooo:rsid="0064eef5"/>
    </style:style>
    <style:style style:name="T5" style:family="text">
      <style:text-properties officeooo:rsid="00769e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oal -&gt; Source EOF</text:p>
      <text:p text:style-name="P1"/>
      <text:p text:style-name="P1">Source -&gt;<text:span text:style-name="T5"> </text:span>ClassDeclarations MainClass</text:p>
      <text:p text:style-name="P1"/>
      <text:p text:style-name="P12">MainClass -&gt; public class idf { public static void main ( ) { VarDeclarations Statements } }</text:p>
      <text:p text:style-name="P4"/>
      <text:p text:style-name="P4">ClassDeclarations -&gt; ClassDeclaration ClassDeclarations </text:p>
      <text:p text:style-name="P4">ClassDeclarations -&gt; ''</text:p>
      <text:p text:style-name="P1"/>
      <text:p text:style-name="P12">ClassDeclaration -&gt; class idf Extension { FieldDeclarations MethodDeclarations }</text:p>
      <text:p text:style-name="P1"/>
      <text:p text:style-name="P12">Extension -&gt; extends idf </text:p>
      <text:p text:style-name="P4">Extension -&gt; ''</text:p>
      <text:p text:style-name="P25"/>
      <text:p text:style-name="P4">FieldDeclarations -&gt; FieldDeclaration FieldDeclarations </text:p>
      <text:p text:style-name="P4">FieldDeclarations -&gt; ''</text:p>
      <text:p text:style-name="P4"/>
      <text:p text:style-name="P12">FieldDeclaration -&gt; static Type idf ;</text:p>
      <text:p text:style-name="P1"/>
      <text:p text:style-name="P4">VarDeclarations -&gt; VarDeclaration VarDeclarations </text:p>
      <text:p text:style-name="P5">VarDeclarations -&gt; ''</text:p>
      <text:p text:style-name="P5"/>
      <text:p text:style-name="P12">VarDeclaration -&gt; Type idf ;</text:p>
      <text:p text:style-name="P1"/>
      <text:p text:style-name="P4">MethodDeclarations -&gt; MethodDeclaration MethodDeclarations </text:p>
      <text:p text:style-name="P5">MethodDeclarations -&gt; ''</text:p>
      <text:p text:style-name="P5"/>
      <text:p text:style-name="P12">MethodDeclaration -&gt; public static Type idf ( Parameters ) { VarDeclarations Statements return GenExpression ; }</text:p>
      <text:p text:style-name="P1"/>
      <text:p text:style-name="P12">Parameters -&gt; Type idf Parameter </text:p>
      <text:p text:style-name="P6">Parameters -&gt; ''</text:p>
      <text:p text:style-name="P6"/>
      <text:p text:style-name="P12">Parameter -&gt; , Type idf Parameter </text:p>
      <text:p text:style-name="P6">Parameter -&gt; ''</text:p>
      <text:p text:style-name="P6"/>
      <text:p text:style-name="P4">Type -&gt; boolean </text:p>
      <text:p text:style-name="P6">Type -&gt; int</text:p>
      <text:p text:style-name="P2"/>
      <text:p text:style-name="P4">Statements -&gt; Statement Statements </text:p>
      <text:p text:style-name="P6">Statements -&gt; ''</text:p>
      <text:p text:style-name="P1"/>
      <text:p text:style-name="P4">Statement -&gt; { Statements } </text:p>
      <text:p text:style-name="P7">Statement -&gt; if ( GenExpression ) Statement else Statement </text:p>
      <text:p text:style-name="P7">Statement -&gt; while ( GenExpression ) Statement </text:p>
      <text:p text:style-name="P12">Statement -&gt; for ( idf = intt ; RelTerm ; idf += intt ) Statement </text:p>
      <text:p text:style-name="P12">Statement -&gt; idf = GenExpression ; </text:p>
      <text:p text:style-name="P8">Statement -&gt; System.out.println ( GenExpression ) ;</text:p>
      <text:p text:style-name="P8"/>
      <text:p text:style-name="P4">GenExpression -&gt; Expression <text:span text:style-name="T4">ExpressionTT</text:span></text:p>
      <text:p text:style-name="P4"/>
      <text:p text:style-name="P24">ExpressionTT -&gt; <text:span text:style-name="T3">ExpressionF RelExp</text:span></text:p>
      <text:p text:style-name="P24"><text:soft-page-break/>ExpressionTT -&gt; <text:span text:style-name="T1">''</text:span></text:p>
      <text:p text:style-name="P24"/>
      <text:p text:style-name="P13">Expression -&gt; Term Exp</text:p>
      <text:p text:style-name="P13"/>
      <text:p text:style-name="P14">Exp -&gt; + Term Exp </text:p>
      <text:p text:style-name="P15">Exp -&gt; - Term Exp </text:p>
      <text:p text:style-name="P15">Exp -&gt; <text:span text:style-name="T1">''</text:span></text:p>
      <text:p text:style-name="P3"/>
      <text:p text:style-name="P13">Term -&gt; Factor TermP</text:p>
      <text:p text:style-name="P13"/>
      <text:p text:style-name="P14">TermP -&gt; * Factor <text:span text:style-name="T2">TermP</text:span> </text:p>
      <text:p text:style-name="P16">TermP -&gt; <text:span text:style-name="T1">''</text:span></text:p>
      <text:p text:style-name="P1"/>
      <text:p text:style-name="P4">Factor -&gt; ( Expression ) </text:p>
      <text:p text:style-name="P21">Factor -&gt; idf FactorF</text:p>
      <text:p text:style-name="P19"/>
      <text:p text:style-name="P21">FactorF -&gt; . idf FactorFF</text:p>
      <text:p text:style-name="P20">FactorF -&gt; <text:span text:style-name="T1">''</text:span> </text:p>
      <text:p text:style-name="P11">Factor -&gt; true </text:p>
      <text:p text:style-name="P11">Factor -&gt; false </text:p>
      <text:p text:style-name="P11">Factor -&gt; intt</text:p>
      <text:p text:style-name="P11"/>
      <text:p text:style-name="P22">FactorFF -&gt; ( Arguments )</text:p>
      <text:p text:style-name="P22">FactorFF -&gt; <text:span text:style-name="T1">''</text:span></text:p>
      <text:p text:style-name="P9"/>
      <text:p text:style-name="P13"/>
      <text:p text:style-name="P14">RelExp -&gt; <text:span text:style-name="T2">&amp;&amp; RelTerm RelExp </text:span></text:p>
      <text:p text:style-name="P17">RelExp -&gt; <text:span text:style-name="T2">''</text:span></text:p>
      <text:p text:style-name="P1"/>
      <text:p text:style-name="P18">RelTerm -&gt; Expression ExpressionF</text:p>
      <text:p text:style-name="P18"/>
      <text:p text:style-name="P18">ExpressionF -&gt; == Expression</text:p>
      <text:p text:style-name="P18">ExpressionF -&gt; &lt; Expression</text:p>
      <text:p text:style-name="P23"/>
      <text:p text:style-name="P4">Arguments -&gt; GenExpression Argument </text:p>
      <text:p text:style-name="P10">Arguments -&gt; ''</text:p>
      <text:p text:style-name="P10"/>
      <text:p text:style-name="P4">Argument -&gt; , GenExpression Argument </text:p>
      <text:p text:style-name="P10">Argument -&gt; ''</text:p>
      <text:p text:style-name="P26"/>
      <text:p text:style-name="P26"/>
      <text:p text:style-name="P26"/>
      <text:p text:style-name="P26"/>
      <text:p text:style-name="P27">public class idf { public static void main ( ) { int idf ; } } EO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04:46:45.717276839</meta:creation-date>
    <dc:date>2018-01-26T08:05:15.391868538</dc:date>
    <meta:editing-duration>PT4H53M18S</meta:editing-duration>
    <meta:editing-cycles>67</meta:editing-cycles>
    <meta:generator>LibreOffice/5.1.6.2$Linux_X86_64 LibreOffice_project/10m0$Build-2</meta:generator>
    <meta:document-statistic meta:table-count="0" meta:image-count="0" meta:object-count="0" meta:page-count="2" meta:paragraph-count="60" meta:word-count="301" meta:character-count="1897" meta:non-whitespace-character-count="1632"/>
  </office:meta>
</office:document-meta>
</file>